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New Roman" officeooo:rsid="0003fff4" officeooo:paragraph-rsid="0003fff4"/>
    </style:style>
    <style:style style:name="P2" style:family="paragraph" style:parent-style-name="Standard">
      <style:text-properties style:font-name="Times New Roman" fo:font-weight="bold" officeooo:rsid="0007d22e" officeooo:paragraph-rsid="0007d22e" style:font-weight-asian="bold" style:font-weight-complex="bold"/>
    </style:style>
    <style:style style:name="P3" style:family="paragraph" style:parent-style-name="Standard">
      <style:paragraph-properties fo:background-color="transparent">
        <style:background-image/>
      </style:paragraph-properties>
      <style:text-properties style:font-name="Times New Roman"/>
    </style:style>
    <style:style style:name="P4" style:family="paragraph" style:parent-style-name="Standard">
      <style:paragraph-properties fo:background-color="#9999ff">
        <style:background-image/>
      </style:paragraph-properties>
      <style:text-properties style:font-name="Times New Roman" fo:font-style="italic" officeooo:rsid="0005adf9" officeooo:paragraph-rsid="0005adf9" style:font-style-asian="italic" style:font-style-complex="italic"/>
    </style:style>
    <style:style style:name="P5" style:family="paragraph" style:parent-style-name="Text_20_body">
      <style:text-properties style:font-name="Times New Roman" fo:font-weight="bold" officeooo:rsid="0006778f" officeooo:paragraph-rsid="0006778f" style:font-weight-asian="bold" style:font-weight-complex="bold"/>
    </style:style>
    <style:style style:name="P6" style:family="paragraph" style:parent-style-name="Text_20_body">
      <style:text-properties style:font-name="Times New Roman" fo:font-weight="bold" officeooo:rsid="0007d22e" officeooo:paragraph-rsid="0007d22e" style:font-weight-asian="bold" style:font-weight-complex="bold"/>
    </style:style>
    <style:style style:name="P7" style:family="paragraph" style:parent-style-name="Text_20_body">
      <style:paragraph-properties fo:text-align="center" style:justify-single-word="false"/>
      <style:text-properties style:font-name="Times New Roman" fo:font-size="14pt" fo:font-weight="bold" officeooo:rsid="0006778f" officeooo:paragraph-rsid="0006778f" style:font-size-asian="14pt" style:font-weight-asian="bold" style:font-size-complex="14pt" style:font-weight-complex="bold"/>
    </style:style>
    <style:style style:name="P8" style:family="paragraph" style:parent-style-name="Text_20_body">
      <style:text-properties style:font-name="Times New Roman" officeooo:rsid="0007d22e" officeooo:paragraph-rsid="0007d22e"/>
    </style:style>
    <style:style style:name="P9" style:family="paragraph" style:parent-style-name="Text_20_body">
      <style:paragraph-properties fo:text-align="center" style:justify-single-word="false"/>
      <style:text-properties style:font-name="Times New Roman" fo:font-size="16pt" fo:font-weight="bold" officeooo:rsid="0006778f" officeooo:paragraph-rsid="0006778f" style:font-size-asian="16pt" style:font-weight-asian="bold" style:font-size-complex="16pt" style:font-weight-complex="bold"/>
    </style:style>
    <style:style style:name="P10" style:family="paragraph" style:parent-style-name="Text_20_body">
      <style:paragraph-properties fo:background-color="#9999ff">
        <style:background-image/>
      </style:paragraph-properties>
      <style:text-properties style:font-name="Times New Roman" fo:font-style="italic" officeooo:rsid="0006778f" officeooo:paragraph-rsid="0006778f" style:font-style-asian="italic" style:font-style-complex="italic"/>
    </style:style>
    <style:style style:name="P11" style:family="paragraph" style:parent-style-name="Text_20_body">
      <style:paragraph-properties fo:background-color="transparent">
        <style:background-image/>
      </style:paragraph-properties>
      <style:text-properties style:font-name="Times New Roman" fo:font-style="normal" fo:font-weight="bold" officeooo:rsid="0007d22e" officeooo:paragraph-rsid="0007d22e" style:font-style-asian="normal" style:font-weight-asian="bold" style:font-style-complex="normal" style:font-weight-complex="bold"/>
    </style:style>
    <style:style style:name="P12" style:family="paragraph" style:parent-style-name="Table_20_Contents">
      <style:paragraph-properties fo:background-color="transparent">
        <style:background-image/>
      </style:paragraph-properties>
      <style:text-properties style:font-name="Times New Roman" fo:font-weight="bold" officeooo:rsid="0002ea80" officeooo:paragraph-rsid="0002ea80" style:font-weight-asian="bold" style:font-weight-complex="bold"/>
    </style:style>
    <style:style style:name="P13" style:family="paragraph" style:parent-style-name="Table_20_Contents">
      <style:paragraph-properties fo:background-color="transparent">
        <style:background-image/>
      </style:paragraph-properties>
      <style:text-properties style:font-name="Times New Roman" officeooo:rsid="0002ea80" officeooo:paragraph-rsid="0002ea80"/>
    </style:style>
    <style:style style:name="T1" style:family="text">
      <style:text-properties officeooo:rsid="0005adf9"/>
    </style:style>
    <style:style style:name="T2" style:family="text">
      <style:text-properties fo:font-weight="bold" style:font-weight-asian="bold" style:font-weight-complex="bold"/>
    </style:style>
    <style:style style:name="T3" style:family="text">
      <style:text-properties officeooo:rsid="0007d22e"/>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ECE 506</text:p>
      <text:p text:style-name="P7">Machine Problem 1 Part 1</text:p>
      <text:p text:style-name="P6">Objective:</text:p>
      <text:p text:style-name="P8">Understand thread level parallelism with OpenMP.</text:p>
      <text:p text:style-name="P5">Commands:</text:p>
      <text:p text:style-name="P10">make</text:p>
      <text:p text:style-name="P10">setenv OMP_NUM_THREADS 1</text:p>
      <text:p text:style-name="P10"><text:span text:style-name="T3">time </text:span>./MP1</text:p>
      <text:p text:style-name="P10">setenv OMP_NUM_THREADS 2</text:p>
      <text:p text:style-name="P10"><text:span text:style-name="T3">time </text:span>./MP1</text:p>
      <text:p text:style-name="P10">setenv OMP_NUM_THREADS 4</text:p>
      <text:p text:style-name="P10"><text:span text:style-name="T3">time </text:span>./MP1</text:p>
      <text:p text:style-name="P10">setenv OMP_NUM_THREADS 8</text:p>
      <text:p text:style-name="P10"><text:span text:style-name="T3">time </text:span>./MP1</text:p>
      <text:p text:style-name="P11">Observations:</text:p>
      <table:table table:name="Table1" table:style-name="Table1">
        <table:table-column table:style-name="Table1.A" table:number-columns-repeated="2"/>
        <table:table-row>
          <table:table-cell table:style-name="Table1.A1" office:value-type="string">
            <text:p text:style-name="P12">Number of Threads</text:p>
          </table:table-cell>
          <table:table-cell table:style-name="Table1.B1" office:value-type="string">
            <text:p text:style-name="P12">Time (seconds)</text:p>
          </table:table-cell>
        </table:table-row>
        <table:table-row>
          <table:table-cell table:style-name="Table1.A2" office:value-type="string">
            <text:p text:style-name="P13">1</text:p>
          </table:table-cell>
          <table:table-cell table:style-name="Table1.B2" office:value-type="string">
            <text:p text:style-name="P13">28.82</text:p>
          </table:table-cell>
        </table:table-row>
        <table:table-row>
          <table:table-cell table:style-name="Table1.A2" office:value-type="string">
            <text:p text:style-name="P13">2</text:p>
          </table:table-cell>
          <table:table-cell table:style-name="Table1.B2" office:value-type="string">
            <text:p text:style-name="P13">14.66</text:p>
          </table:table-cell>
        </table:table-row>
        <table:table-row>
          <table:table-cell table:style-name="Table1.A2" office:value-type="string">
            <text:p text:style-name="P13">4</text:p>
          </table:table-cell>
          <table:table-cell table:style-name="Table1.B2" office:value-type="string">
            <text:p text:style-name="P13">7.53</text:p>
          </table:table-cell>
        </table:table-row>
        <table:table-row>
          <table:table-cell table:style-name="Table1.A2" office:value-type="string">
            <text:p text:style-name="P13">8</text:p>
          </table:table-cell>
          <table:table-cell table:style-name="Table1.B2" office:value-type="string">
            <text:p text:style-name="P13">3.80</text:p>
          </table:table-cell>
        </table:table-row>
      </table:table>
      <text:p text:style-name="P3"/>
      <text:p text:style-name="P2"/>
      <text:p text:style-name="P2">Environment:</text:p>
      <text:p text:style-name="P1"><text:span text:style-name="T4">CPU</text:span> : <text:span text:style-name="T1">24 Cores Intel Xeon X5650 @ 2.67 GHz</text:span></text:p>
      <text:p text:style-name="P1"/>
      <text:p text:style-name="P4">cat /proc/cpuinfo</text:p>
      <text:p text:style-name="P4"/>
      <text:p text:style-name="P4">processor<text:tab/>: 0</text:p>
      <text:p text:style-name="P4">vendor_id<text:tab/>: GenuineIntel</text:p>
      <text:p text:style-name="P4">cpu family<text:tab/>: 6</text:p>
      <text:p text:style-name="P4">model<text:tab/><text:tab/>: 44</text:p>
      <text:p text:style-name="P4">model name<text:tab/>: Intel(R) Xeon(R) CPU <text:s text:c="10"/>X5650 <text:s/>@ 2.67GHz</text:p>
      <text:p text:style-name="P4">stepping<text:tab/>: 2</text:p>
      <text:p text:style-name="P4">cpu MHz<text:tab/><text:tab/>: 2660.004</text:p>
      <text:p text:style-name="P4">cache size<text:tab/>: 12288 KB</text:p>
      <text:p text:style-name="P4"><text:soft-page-break/>physical id<text:tab/>: 1</text:p>
      <text:p text:style-name="P4">siblings<text:tab/>: 12</text:p>
      <text:p text:style-name="P4">core id<text:tab/><text:tab/>: 0</text:p>
      <text:p text:style-name="P4">cpu cores<text:tab/>: 6</text:p>
      <text:p text:style-name="P4">apicid<text:tab/><text:tab/>: 32</text:p>
      <text:p text:style-name="P4">initial apicid<text:tab/>: 32</text:p>
      <text:p text:style-name="P4">fpu<text:tab/><text:tab/>: yes</text:p>
      <text:p text:style-name="P4">fpu_exception<text:tab/>: yes</text:p>
      <text:p text:style-name="P4">cpuid level<text:tab/>: 11</text:p>
      <text:p text:style-name="P4">wp<text:tab/><text:tab/>: yes</text:p>
      <text:p text:style-name="P4">flags<text:tab/><text:tab/>: fpu vme de pse tsc msr pae mce cx8 apic sep mtrr pge mca cmov pat pse36 clflush dts acpi mmx fxsr sse sse2 ss ht tm pbe syscall nx pdpe1gb rdtscp lm constant_tsc arch_perfmon pebs bts rep_good xtopology nonstop_tsc aperfmperf pni pclmulqdq dtes64 monitor ds_cpl vmx smx est tm2 ssse3 cx16 xtpr pdcm pcid dca sse4_1 sse4_2 popcnt aes lahf_lm ida arat dts tpr_shadow vnmi flexpriority ept vpid</text:p>
      <text:p text:style-name="P4">bogomips<text:tab/>: 5320.00</text:p>
      <text:p text:style-name="P4">clflush size<text:tab/>: 64</text:p>
      <text:p text:style-name="P4">cache_alignment<text:tab/>: 64</text:p>
      <text:p text:style-name="P4">address sizes<text:tab/>: 40 bits physical, 48 bits virtual</text:p>
      <text:p text:style-name="P4">power management:</text:p>
      <text:p text:style-name="P4"></text:p>
      <text:p text:style-name="P4">processor<text:tab/>: 1</text:p>
      <text:p text:style-name="P4">vendor_id<text:tab/>: GenuineIntel</text:p>
      <text:p text:style-name="P4">cpu family<text:tab/>: 6</text:p>
      <text:p text:style-name="P4">model<text:tab/><text:tab/>: 44</text:p>
      <text:p text:style-name="P4">model name<text:tab/>: Intel(R) Xeon(R) CPU <text:s text:c="10"/>X5650 <text:s/>@ 2.67GHz</text:p>
      <text:p text:style-name="P4">stepping<text:tab/>: 2</text:p>
      <text:p text:style-name="P4">cpu MHz<text:tab/><text:tab/>: 2660.004</text:p>
      <text:p text:style-name="P4">cache size<text:tab/>: 12288 KB</text:p>
      <text:p text:style-name="P4">physical id<text:tab/>: 0</text:p>
      <text:p text:style-name="P4">siblings<text:tab/>: 12</text:p>
      <text:p text:style-name="P4">core id<text:tab/><text:tab/>: 0</text:p>
      <text:p text:style-name="P4">cpu cores<text:tab/>: 6</text:p>
      <text:p text:style-name="P4">apicid<text:tab/><text:tab/>: 0</text:p>
      <text:p text:style-name="P4">initial apicid<text:tab/>: 0</text:p>
      <text:p text:style-name="P4">fpu<text:tab/><text:tab/>: yes</text:p>
      <text:p text:style-name="P4">fpu_exception<text:tab/>: yes</text:p>
      <text:p text:style-name="P4">cpuid level<text:tab/>: 11</text:p>
      <text:p text:style-name="P4">wp<text:tab/><text:tab/>: yes</text:p>
      <text:p text:style-name="P4">flags<text:tab/><text:tab/>: fpu vme de pse tsc msr pae mce cx8 apic sep mtrr pge mca cmov pat pse36 clflush dts acpi mmx fxsr sse sse2 ss ht tm pbe syscall nx pdpe1gb rdtscp lm constant_tsc arch_perfmon pebs bts rep_good xtopology nonstop_tsc aperfmperf pni pclmulqdq dtes64 monitor ds_cpl vmx smx est tm2 ssse3 cx16 xtpr pdcm pcid dca sse4_1 sse4_2 popcnt aes lahf_lm ida arat dts tpr_shadow vnmi flexpriority ept vpid</text:p>
      <text:p text:style-name="P4">bogomips<text:tab/>: 5319.78</text:p>
      <text:p text:style-name="P4">clflush size<text:tab/>: 64</text:p>
      <text:p text:style-name="P4">cache_alignment<text:tab/>: 64</text:p>
      <text:p text:style-name="P4">address sizes<text:tab/>: 40 bits physical, 48 bits virtual</text:p>
      <text:p text:style-name="P4">power management:</text:p>
      <text:p text:style-name="P4"><text:soft-page-break/></text:p>
      <text:p text:style-name="P4">processor<text:tab/>: 2</text:p>
      <text:p text:style-name="P4">vendor_id<text:tab/>: GenuineIntel</text:p>
      <text:p text:style-name="P4">cpu family<text:tab/>: 6</text:p>
      <text:p text:style-name="P4">model<text:tab/><text:tab/>: 44</text:p>
      <text:p text:style-name="P4">model name<text:tab/>: Intel(R) Xeon(R) CPU <text:s text:c="10"/>X5650 <text:s/>@ 2.67GHz</text:p>
      <text:p text:style-name="P4">stepping<text:tab/>: 2</text:p>
      <text:p text:style-name="P4">cpu MHz<text:tab/><text:tab/>: 2660.004</text:p>
      <text:p text:style-name="P4">cache size<text:tab/>: 12288 KB</text:p>
      <text:p text:style-name="P4">physical id<text:tab/>: 1</text:p>
      <text:p text:style-name="P4">siblings<text:tab/>: 12</text:p>
      <text:p text:style-name="P4">core id<text:tab/><text:tab/>: 1</text:p>
      <text:p text:style-name="P4">cpu cores<text:tab/>: 6</text:p>
      <text:p text:style-name="P4">apicid<text:tab/><text:tab/>: 34</text:p>
      <text:p text:style-name="P4">initial apicid<text:tab/>: 34</text:p>
      <text:p text:style-name="P4">fpu<text:tab/><text:tab/>: yes</text:p>
      <text:p text:style-name="P4">fpu_exception<text:tab/>: yes</text:p>
      <text:p text:style-name="P4">cpuid level<text:tab/>: 11</text:p>
      <text:p text:style-name="P4">wp<text:tab/><text:tab/>: yes</text:p>
      <text:p text:style-name="P4">flags<text:tab/><text:tab/>: fpu vme de pse tsc msr pae mce cx8 apic sep mtrr pge mca cmov pat pse36 clflush dts acpi mmx fxsr sse sse2 ss ht tm pbe syscall nx pdpe1gb rdtscp lm constant_tsc arch_perfmon pebs bts rep_good xtopology nonstop_tsc aperfmperf pni pclmulqdq dtes64 monitor ds_cpl vmx smx est tm2 ssse3 cx16 xtpr pdcm pcid dca sse4_1 sse4_2 popcnt aes lahf_lm ida arat dts tpr_shadow vnmi flexpriority ept vpid</text:p>
      <text:p text:style-name="P4">bogomips<text:tab/>: 5320.00</text:p>
      <text:p text:style-name="P4">clflush size<text:tab/>: 64</text:p>
      <text:p text:style-name="P4">cache_alignment<text:tab/>: 64</text:p>
      <text:p text:style-name="P4">address sizes<text:tab/>: 40 bits physical, 48 bits virtual</text:p>
      <text:p text:style-name="P4">power management:</text:p>
      <text:p text:style-name="P4"></text:p>
      <text:p text:style-name="P4">processor<text:tab/>: 3</text:p>
      <text:p text:style-name="P4">vendor_id<text:tab/>: GenuineIntel</text:p>
      <text:p text:style-name="P4">cpu family<text:tab/>: 6</text:p>
      <text:p text:style-name="P4">model<text:tab/><text:tab/>: 44</text:p>
      <text:p text:style-name="P4">model name<text:tab/>: Intel(R) Xeon(R) CPU <text:s text:c="10"/>X5650 <text:s/>@ 2.67GHz</text:p>
      <text:p text:style-name="P4">stepping<text:tab/>: 2</text:p>
      <text:p text:style-name="P4">cpu MHz<text:tab/><text:tab/>: 2660.004</text:p>
      <text:p text:style-name="P4">cache size<text:tab/>: 12288 KB</text:p>
      <text:p text:style-name="P4">physical id<text:tab/>: 0</text:p>
      <text:p text:style-name="P4">siblings<text:tab/>: 12</text:p>
      <text:p text:style-name="P4">core id<text:tab/><text:tab/>: 1</text:p>
      <text:p text:style-name="P4">cpu cores<text:tab/>: 6</text:p>
      <text:p text:style-name="P4">apicid<text:tab/><text:tab/>: 2</text:p>
      <text:p text:style-name="P4">initial apicid<text:tab/>: 2</text:p>
      <text:p text:style-name="P4">fpu<text:tab/><text:tab/>: yes</text:p>
      <text:p text:style-name="P4">fpu_exception<text:tab/>: yes</text:p>
      <text:p text:style-name="P4">cpuid level<text:tab/>: 11</text:p>
      <text:p text:style-name="P4">wp<text:tab/><text:tab/>: yes</text:p>
      <text:p text:style-name="P4">flags<text:tab/><text:tab/>: fpu vme de pse tsc msr pae mce cx8 apic sep mtrr pge mca cmov pat pse36 clflush dts <text:soft-page-break/>acpi mmx fxsr sse sse2 ss ht tm pbe syscall nx pdpe1gb rdtscp lm constant_tsc arch_perfmon pebs bts rep_good xtopology nonstop_tsc aperfmperf pni pclmulqdq dtes64 monitor ds_cpl vmx smx est tm2 ssse3 cx16 xtpr pdcm pcid dca sse4_1 sse4_2 popcnt aes lahf_lm ida arat dts tpr_shadow vnmi flexpriority ept vpid</text:p>
      <text:p text:style-name="P4">bogomips<text:tab/>: 5319.78</text:p>
      <text:p text:style-name="P4">clflush size<text:tab/>: 64</text:p>
      <text:p text:style-name="P4">cache_alignment<text:tab/>: 64</text:p>
      <text:p text:style-name="P4">address sizes<text:tab/>: 40 bits physical, 48 bits virtual</text:p>
      <text:p text:style-name="P4">power management:</text:p>
      <text:p text:style-name="P4"></text:p>
      <text:p text:style-name="P4">processor<text:tab/>: 4</text:p>
      <text:p text:style-name="P4">vendor_id<text:tab/>: GenuineIntel</text:p>
      <text:p text:style-name="P4">cpu family<text:tab/>: 6</text:p>
      <text:p text:style-name="P4">model<text:tab/><text:tab/>: 44</text:p>
      <text:p text:style-name="P4">model name<text:tab/>: Intel(R) Xeon(R) CPU <text:s text:c="10"/>X5650 <text:s/>@ 2.67GHz</text:p>
      <text:p text:style-name="P4">stepping<text:tab/>: 2</text:p>
      <text:p text:style-name="P4">cpu MHz<text:tab/><text:tab/>: 2660.004</text:p>
      <text:p text:style-name="P4">cache size<text:tab/>: 12288 KB</text:p>
      <text:p text:style-name="P4">physical id<text:tab/>: 1</text:p>
      <text:p text:style-name="P4">siblings<text:tab/>: 12</text:p>
      <text:p text:style-name="P4">core id<text:tab/><text:tab/>: 2</text:p>
      <text:p text:style-name="P4">cpu cores<text:tab/>: 6</text:p>
      <text:p text:style-name="P4">apicid<text:tab/><text:tab/>: 36</text:p>
      <text:p text:style-name="P4">initial apicid<text:tab/>: 36</text:p>
      <text:p text:style-name="P4">fpu<text:tab/><text:tab/>: yes</text:p>
      <text:p text:style-name="P4">fpu_exception<text:tab/>: yes</text:p>
      <text:p text:style-name="P4">cpuid level<text:tab/>: 11</text:p>
      <text:p text:style-name="P4">wp<text:tab/><text:tab/>: yes</text:p>
      <text:p text:style-name="P4">flags<text:tab/><text:tab/>: fpu vme de pse tsc msr pae mce cx8 apic sep mtrr pge mca cmov pat pse36 clflush dts acpi mmx fxsr sse sse2 ss ht tm pbe syscall nx pdpe1gb rdtscp lm constant_tsc arch_perfmon pebs bts rep_good xtopology nonstop_tsc aperfmperf pni pclmulqdq dtes64 monitor ds_cpl vmx smx est tm2 ssse3 cx16 xtpr pdcm pcid dca sse4_1 sse4_2 popcnt aes lahf_lm ida arat dts tpr_shadow vnmi flexpriority ept vpid</text:p>
      <text:p text:style-name="P4">bogomips<text:tab/>: 5320.00</text:p>
      <text:p text:style-name="P4">clflush size<text:tab/>: 64</text:p>
      <text:p text:style-name="P4">cache_alignment<text:tab/>: 64</text:p>
      <text:p text:style-name="P4">address sizes<text:tab/>: 40 bits physical, 48 bits virtual</text:p>
      <text:p text:style-name="P4">power management:</text:p>
      <text:p text:style-name="P4"></text:p>
      <text:p text:style-name="P4">processor<text:tab/>: 5</text:p>
      <text:p text:style-name="P4">vendor_id<text:tab/>: GenuineIntel</text:p>
      <text:p text:style-name="P4">cpu family<text:tab/>: 6</text:p>
      <text:p text:style-name="P4">model<text:tab/><text:tab/>: 44</text:p>
      <text:p text:style-name="P4">model name<text:tab/>: Intel(R) Xeon(R) CPU <text:s text:c="10"/>X5650 <text:s/>@ 2.67GHz</text:p>
      <text:p text:style-name="P4">stepping<text:tab/>: 2</text:p>
      <text:p text:style-name="P4">cpu MHz<text:tab/><text:tab/>: 2660.004</text:p>
      <text:p text:style-name="P4">cache size<text:tab/>: 12288 KB</text:p>
      <text:p text:style-name="P4">physical id<text:tab/>: 0</text:p>
      <text:p text:style-name="P4">siblings<text:tab/>: 12</text:p>
      <text:p text:style-name="P4"><text:soft-page-break/>core id<text:tab/><text:tab/>: 2</text:p>
      <text:p text:style-name="P4">cpu cores<text:tab/>: 6</text:p>
      <text:p text:style-name="P4">apicid<text:tab/><text:tab/>: 4</text:p>
      <text:p text:style-name="P4">initial apicid<text:tab/>: 4</text:p>
      <text:p text:style-name="P4">fpu<text:tab/><text:tab/>: yes</text:p>
      <text:p text:style-name="P4">fpu_exception<text:tab/>: yes</text:p>
      <text:p text:style-name="P4">cpuid level<text:tab/>: 11</text:p>
      <text:p text:style-name="P4">wp<text:tab/><text:tab/>: yes</text:p>
      <text:p text:style-name="P4">flags<text:tab/><text:tab/>: fpu vme de pse tsc msr pae mce cx8 apic sep mtrr pge mca cmov pat pse36 clflush dts acpi mmx fxsr sse sse2 ss ht tm pbe syscall nx pdpe1gb rdtscp lm constant_tsc arch_perfmon pebs bts rep_good xtopology nonstop_tsc aperfmperf pni pclmulqdq dtes64 monitor ds_cpl vmx smx est tm2 ssse3 cx16 xtpr pdcm pcid dca sse4_1 sse4_2 popcnt aes lahf_lm ida arat dts tpr_shadow vnmi flexpriority ept vpid</text:p>
      <text:p text:style-name="P4">bogomips<text:tab/>: 5319.78</text:p>
      <text:p text:style-name="P4">clflush size<text:tab/>: 64</text:p>
      <text:p text:style-name="P4">cache_alignment<text:tab/>: 64</text:p>
      <text:p text:style-name="P4">address sizes<text:tab/>: 40 bits physical, 48 bits virtual</text:p>
      <text:p text:style-name="P4">power management:</text:p>
      <text:p text:style-name="P4"></text:p>
      <text:p text:style-name="P4">processor<text:tab/>: 6</text:p>
      <text:p text:style-name="P4">vendor_id<text:tab/>: GenuineIntel</text:p>
      <text:p text:style-name="P4">cpu family<text:tab/>: 6</text:p>
      <text:p text:style-name="P4">model<text:tab/><text:tab/>: 44</text:p>
      <text:p text:style-name="P4">model name<text:tab/>: Intel(R) Xeon(R) CPU <text:s text:c="10"/>X5650 <text:s/>@ 2.67GHz</text:p>
      <text:p text:style-name="P4">stepping<text:tab/>: 2</text:p>
      <text:p text:style-name="P4">cpu MHz<text:tab/><text:tab/>: 2660.004</text:p>
      <text:p text:style-name="P4">cache size<text:tab/>: 12288 KB</text:p>
      <text:p text:style-name="P4">physical id<text:tab/>: 1</text:p>
      <text:p text:style-name="P4">siblings<text:tab/>: 12</text:p>
      <text:p text:style-name="P4">core id<text:tab/><text:tab/>: 8</text:p>
      <text:p text:style-name="P4">cpu cores<text:tab/>: 6</text:p>
      <text:p text:style-name="P4">apicid<text:tab/><text:tab/>: 48</text:p>
      <text:p text:style-name="P4">initial apicid<text:tab/>: 48</text:p>
      <text:p text:style-name="P4">fpu<text:tab/><text:tab/>: yes</text:p>
      <text:p text:style-name="P4">fpu_exception<text:tab/>: yes</text:p>
      <text:p text:style-name="P4">cpuid level<text:tab/>: 11</text:p>
      <text:p text:style-name="P4">wp<text:tab/><text:tab/>: yes</text:p>
      <text:p text:style-name="P4">flags<text:tab/><text:tab/>: fpu vme de pse tsc msr pae mce cx8 apic sep mtrr pge mca cmov pat pse36 clflush dts acpi mmx fxsr sse sse2 ss ht tm pbe syscall nx pdpe1gb rdtscp lm constant_tsc arch_perfmon pebs bts rep_good xtopology nonstop_tsc aperfmperf pni pclmulqdq dtes64 monitor ds_cpl vmx smx est tm2 ssse3 cx16 xtpr pdcm pcid dca sse4_1 sse4_2 popcnt aes lahf_lm ida arat dts tpr_shadow vnmi flexpriority ept vpid</text:p>
      <text:p text:style-name="P4">bogomips<text:tab/>: 5320.00</text:p>
      <text:p text:style-name="P4">clflush size<text:tab/>: 64</text:p>
      <text:p text:style-name="P4">cache_alignment<text:tab/>: 64</text:p>
      <text:p text:style-name="P4">address sizes<text:tab/>: 40 bits physical, 48 bits virtual</text:p>
      <text:p text:style-name="P4">power management:</text:p>
      <text:p text:style-name="P4"></text:p>
      <text:p text:style-name="P4">processor<text:tab/>: 7</text:p>
      <text:p text:style-name="P4"><text:soft-page-break/>vendor_id<text:tab/>: GenuineIntel</text:p>
      <text:p text:style-name="P4">cpu family<text:tab/>: 6</text:p>
      <text:p text:style-name="P4">model<text:tab/><text:tab/>: 44</text:p>
      <text:p text:style-name="P4">model name<text:tab/>: Intel(R) Xeon(R) CPU <text:s text:c="10"/>X5650 <text:s/>@ 2.67GHz</text:p>
      <text:p text:style-name="P4">stepping<text:tab/>: 2</text:p>
      <text:p text:style-name="P4">cpu MHz<text:tab/><text:tab/>: 2660.004</text:p>
      <text:p text:style-name="P4">cache size<text:tab/>: 12288 KB</text:p>
      <text:p text:style-name="P4">physical id<text:tab/>: 0</text:p>
      <text:p text:style-name="P4">siblings<text:tab/>: 12</text:p>
      <text:p text:style-name="P4">core id<text:tab/><text:tab/>: 8</text:p>
      <text:p text:style-name="P4">cpu cores<text:tab/>: 6</text:p>
      <text:p text:style-name="P4">apicid<text:tab/><text:tab/>: 16</text:p>
      <text:p text:style-name="P4">initial apicid<text:tab/>: 16</text:p>
      <text:p text:style-name="P4">fpu<text:tab/><text:tab/>: yes</text:p>
      <text:p text:style-name="P4">fpu_exception<text:tab/>: yes</text:p>
      <text:p text:style-name="P4">cpuid level<text:tab/>: 11</text:p>
      <text:p text:style-name="P4">wp<text:tab/><text:tab/>: yes</text:p>
      <text:p text:style-name="P4">flags<text:tab/><text:tab/>: fpu vme de pse tsc msr pae mce cx8 apic sep mtrr pge mca cmov pat pse36 clflush dts acpi mmx fxsr sse sse2 ss ht tm pbe syscall nx pdpe1gb rdtscp lm constant_tsc arch_perfmon pebs bts rep_good xtopology nonstop_tsc aperfmperf pni pclmulqdq dtes64 monitor ds_cpl vmx smx est tm2 ssse3 cx16 xtpr pdcm pcid dca sse4_1 sse4_2 popcnt aes lahf_lm ida arat dts tpr_shadow vnmi flexpriority ept vpid</text:p>
      <text:p text:style-name="P4">bogomips<text:tab/>: 5319.78</text:p>
      <text:p text:style-name="P4">clflush size<text:tab/>: 64</text:p>
      <text:p text:style-name="P4">cache_alignment<text:tab/>: 64</text:p>
      <text:p text:style-name="P4">address sizes<text:tab/>: 40 bits physical, 48 bits virtual</text:p>
      <text:p text:style-name="P4">power management:</text:p>
      <text:p text:style-name="P4"></text:p>
      <text:p text:style-name="P4">processor<text:tab/>: 8</text:p>
      <text:p text:style-name="P4">vendor_id<text:tab/>: GenuineIntel</text:p>
      <text:p text:style-name="P4">cpu family<text:tab/>: 6</text:p>
      <text:p text:style-name="P4">model<text:tab/><text:tab/>: 44</text:p>
      <text:p text:style-name="P4">model name<text:tab/>: Intel(R) Xeon(R) CPU <text:s text:c="10"/>X5650 <text:s/>@ 2.67GHz</text:p>
      <text:p text:style-name="P4">stepping<text:tab/>: 2</text:p>
      <text:p text:style-name="P4">cpu MHz<text:tab/><text:tab/>: 2660.004</text:p>
      <text:p text:style-name="P4">cache size<text:tab/>: 12288 KB</text:p>
      <text:p text:style-name="P4">physical id<text:tab/>: 1</text:p>
      <text:p text:style-name="P4">siblings<text:tab/>: 12</text:p>
      <text:p text:style-name="P4">core id<text:tab/><text:tab/>: 9</text:p>
      <text:p text:style-name="P4">cpu cores<text:tab/>: 6</text:p>
      <text:p text:style-name="P4">apicid<text:tab/><text:tab/>: 50</text:p>
      <text:p text:style-name="P4">initial apicid<text:tab/>: 50</text:p>
      <text:p text:style-name="P4">fpu<text:tab/><text:tab/>: yes</text:p>
      <text:p text:style-name="P4">fpu_exception<text:tab/>: yes</text:p>
      <text:p text:style-name="P4">cpuid level<text:tab/>: 11</text:p>
      <text:p text:style-name="P4">wp<text:tab/><text:tab/>: yes</text:p>
      <text:p text:style-name="P4">flags<text:tab/><text:tab/>: fpu vme de pse tsc msr pae mce cx8 apic sep mtrr pge mca cmov pat pse36 clflush dts acpi mmx fxsr sse sse2 ss ht tm pbe syscall nx pdpe1gb rdtscp lm constant_tsc arch_perfmon pebs bts rep_good xtopology nonstop_tsc aperfmperf pni pclmulqdq dtes64 monitor ds_cpl vmx smx est tm2 <text:soft-page-break/>ssse3 cx16 xtpr pdcm pcid dca sse4_1 sse4_2 popcnt aes lahf_lm ida arat dts tpr_shadow vnmi flexpriority ept vpid</text:p>
      <text:p text:style-name="P4">bogomips<text:tab/>: 5320.00</text:p>
      <text:p text:style-name="P4">clflush size<text:tab/>: 64</text:p>
      <text:p text:style-name="P4">cache_alignment<text:tab/>: 64</text:p>
      <text:p text:style-name="P4">address sizes<text:tab/>: 40 bits physical, 48 bits virtual</text:p>
      <text:p text:style-name="P4">power management:</text:p>
      <text:p text:style-name="P4"></text:p>
      <text:p text:style-name="P4">processor<text:tab/>: 9</text:p>
      <text:p text:style-name="P4">vendor_id<text:tab/>: GenuineIntel</text:p>
      <text:p text:style-name="P4">cpu family<text:tab/>: 6</text:p>
      <text:p text:style-name="P4">model<text:tab/><text:tab/>: 44</text:p>
      <text:p text:style-name="P4">model name<text:tab/>: Intel(R) Xeon(R) CPU <text:s text:c="10"/>X5650 <text:s/>@ 2.67GHz</text:p>
      <text:p text:style-name="P4">stepping<text:tab/>: 2</text:p>
      <text:p text:style-name="P4">cpu MHz<text:tab/><text:tab/>: 2660.004</text:p>
      <text:p text:style-name="P4">cache size<text:tab/>: 12288 KB</text:p>
      <text:p text:style-name="P4">physical id<text:tab/>: 0</text:p>
      <text:p text:style-name="P4">siblings<text:tab/>: 12</text:p>
      <text:p text:style-name="P4">core id<text:tab/><text:tab/>: 9</text:p>
      <text:p text:style-name="P4">cpu cores<text:tab/>: 6</text:p>
      <text:p text:style-name="P4">apicid<text:tab/><text:tab/>: 18</text:p>
      <text:p text:style-name="P4">initial apicid<text:tab/>: 18</text:p>
      <text:p text:style-name="P4">fpu<text:tab/><text:tab/>: yes</text:p>
      <text:p text:style-name="P4">fpu_exception<text:tab/>: yes</text:p>
      <text:p text:style-name="P4">cpuid level<text:tab/>: 11</text:p>
      <text:p text:style-name="P4">wp<text:tab/><text:tab/>: yes</text:p>
      <text:p text:style-name="P4">flags<text:tab/><text:tab/>: fpu vme de pse tsc msr pae mce cx8 apic sep mtrr pge mca cmov pat pse36 clflush dts acpi mmx fxsr sse sse2 ss ht tm pbe syscall nx pdpe1gb rdtscp lm constant_tsc arch_perfmon pebs bts rep_good xtopology nonstop_tsc aperfmperf pni pclmulqdq dtes64 monitor ds_cpl vmx smx est tm2 ssse3 cx16 xtpr pdcm pcid dca sse4_1 sse4_2 popcnt aes lahf_lm ida arat dts tpr_shadow vnmi flexpriority ept vpid</text:p>
      <text:p text:style-name="P4">bogomips<text:tab/>: 5319.78</text:p>
      <text:p text:style-name="P4">clflush size<text:tab/>: 64</text:p>
      <text:p text:style-name="P4">cache_alignment<text:tab/>: 64</text:p>
      <text:p text:style-name="P4">address sizes<text:tab/>: 40 bits physical, 48 bits virtual</text:p>
      <text:p text:style-name="P4">power management:</text:p>
      <text:p text:style-name="P4"></text:p>
      <text:p text:style-name="P4">processor<text:tab/>: 10</text:p>
      <text:p text:style-name="P4">vendor_id<text:tab/>: GenuineIntel</text:p>
      <text:p text:style-name="P4">cpu family<text:tab/>: 6</text:p>
      <text:p text:style-name="P4">model<text:tab/><text:tab/>: 44</text:p>
      <text:p text:style-name="P4">model name<text:tab/>: Intel(R) Xeon(R) CPU <text:s text:c="10"/>X5650 <text:s/>@ 2.67GHz</text:p>
      <text:p text:style-name="P4">stepping<text:tab/>: 2</text:p>
      <text:p text:style-name="P4">cpu MHz<text:tab/><text:tab/>: 2660.004</text:p>
      <text:p text:style-name="P4">cache size<text:tab/>: 12288 KB</text:p>
      <text:p text:style-name="P4">physical id<text:tab/>: 1</text:p>
      <text:p text:style-name="P4">siblings<text:tab/>: 12</text:p>
      <text:p text:style-name="P4">core id<text:tab/><text:tab/>: 10</text:p>
      <text:p text:style-name="P4">cpu cores<text:tab/>: 6</text:p>
      <text:p text:style-name="P4"><text:soft-page-break/>apicid<text:tab/><text:tab/>: 52</text:p>
      <text:p text:style-name="P4">initial apicid<text:tab/>: 52</text:p>
      <text:p text:style-name="P4">fpu<text:tab/><text:tab/>: yes</text:p>
      <text:p text:style-name="P4">fpu_exception<text:tab/>: yes</text:p>
      <text:p text:style-name="P4">cpuid level<text:tab/>: 11</text:p>
      <text:p text:style-name="P4">wp<text:tab/><text:tab/>: yes</text:p>
      <text:p text:style-name="P4">flags<text:tab/><text:tab/>: fpu vme de pse tsc msr pae mce cx8 apic sep mtrr pge mca cmov pat pse36 clflush dts acpi mmx fxsr sse sse2 ss ht tm pbe syscall nx pdpe1gb rdtscp lm constant_tsc arch_perfmon pebs bts rep_good xtopology nonstop_tsc aperfmperf pni pclmulqdq dtes64 monitor ds_cpl vmx smx est tm2 ssse3 cx16 xtpr pdcm pcid dca sse4_1 sse4_2 popcnt aes lahf_lm ida arat dts tpr_shadow vnmi flexpriority ept vpid</text:p>
      <text:p text:style-name="P4">bogomips<text:tab/>: 5320.00</text:p>
      <text:p text:style-name="P4">clflush size<text:tab/>: 64</text:p>
      <text:p text:style-name="P4">cache_alignment<text:tab/>: 64</text:p>
      <text:p text:style-name="P4">address sizes<text:tab/>: 40 bits physical, 48 bits virtual</text:p>
      <text:p text:style-name="P4">power management:</text:p>
      <text:p text:style-name="P4"></text:p>
      <text:p text:style-name="P4">processor<text:tab/>: 11</text:p>
      <text:p text:style-name="P4">vendor_id<text:tab/>: GenuineIntel</text:p>
      <text:p text:style-name="P4">cpu family<text:tab/>: 6</text:p>
      <text:p text:style-name="P4">model<text:tab/><text:tab/>: 44</text:p>
      <text:p text:style-name="P4">model name<text:tab/>: Intel(R) Xeon(R) CPU <text:s text:c="10"/>X5650 <text:s/>@ 2.67GHz</text:p>
      <text:p text:style-name="P4">stepping<text:tab/>: 2</text:p>
      <text:p text:style-name="P4">cpu MHz<text:tab/><text:tab/>: 2660.004</text:p>
      <text:p text:style-name="P4">cache size<text:tab/>: 12288 KB</text:p>
      <text:p text:style-name="P4">physical id<text:tab/>: 0</text:p>
      <text:p text:style-name="P4">siblings<text:tab/>: 12</text:p>
      <text:p text:style-name="P4">core id<text:tab/><text:tab/>: 10</text:p>
      <text:p text:style-name="P4">cpu cores<text:tab/>: 6</text:p>
      <text:p text:style-name="P4">apicid<text:tab/><text:tab/>: 20</text:p>
      <text:p text:style-name="P4">initial apicid<text:tab/>: 20</text:p>
      <text:p text:style-name="P4">fpu<text:tab/><text:tab/>: yes</text:p>
      <text:p text:style-name="P4">fpu_exception<text:tab/>: yes</text:p>
      <text:p text:style-name="P4">cpuid level<text:tab/>: 11</text:p>
      <text:p text:style-name="P4">wp<text:tab/><text:tab/>: yes</text:p>
      <text:p text:style-name="P4">flags<text:tab/><text:tab/>: fpu vme de pse tsc msr pae mce cx8 apic sep mtrr pge mca cmov pat pse36 clflush dts acpi mmx fxsr sse sse2 ss ht tm pbe syscall nx pdpe1gb rdtscp lm constant_tsc arch_perfmon pebs bts rep_good xtopology nonstop_tsc aperfmperf pni pclmulqdq dtes64 monitor ds_cpl vmx smx est tm2 ssse3 cx16 xtpr pdcm pcid dca sse4_1 sse4_2 popcnt aes lahf_lm ida arat dts tpr_shadow vnmi flexpriority ept vpid</text:p>
      <text:p text:style-name="P4">bogomips<text:tab/>: 5319.78</text:p>
      <text:p text:style-name="P4">clflush size<text:tab/>: 64</text:p>
      <text:p text:style-name="P4">cache_alignment<text:tab/>: 64</text:p>
      <text:p text:style-name="P4">address sizes<text:tab/>: 40 bits physical, 48 bits virtual</text:p>
      <text:p text:style-name="P4">power management:</text:p>
      <text:p text:style-name="P4"></text:p>
      <text:p text:style-name="P4">processor<text:tab/>: 12</text:p>
      <text:p text:style-name="P4">vendor_id<text:tab/>: GenuineIntel</text:p>
      <text:p text:style-name="P4">cpu family<text:tab/>: 6</text:p>
      <text:p text:style-name="P4"><text:soft-page-break/>model<text:tab/><text:tab/>: 44</text:p>
      <text:p text:style-name="P4">model name<text:tab/>: Intel(R) Xeon(R) CPU <text:s text:c="10"/>X5650 <text:s/>@ 2.67GHz</text:p>
      <text:p text:style-name="P4">stepping<text:tab/>: 2</text:p>
      <text:p text:style-name="P4">cpu MHz<text:tab/><text:tab/>: 2660.004</text:p>
      <text:p text:style-name="P4">cache size<text:tab/>: 12288 KB</text:p>
      <text:p text:style-name="P4">physical id<text:tab/>: 1</text:p>
      <text:p text:style-name="P4">siblings<text:tab/>: 12</text:p>
      <text:p text:style-name="P4">core id<text:tab/><text:tab/>: 0</text:p>
      <text:p text:style-name="P4">cpu cores<text:tab/>: 6</text:p>
      <text:p text:style-name="P4">apicid<text:tab/><text:tab/>: 33</text:p>
      <text:p text:style-name="P4">initial apicid<text:tab/>: 33</text:p>
      <text:p text:style-name="P4">fpu<text:tab/><text:tab/>: yes</text:p>
      <text:p text:style-name="P4">fpu_exception<text:tab/>: yes</text:p>
      <text:p text:style-name="P4">cpuid level<text:tab/>: 11</text:p>
      <text:p text:style-name="P4">wp<text:tab/><text:tab/>: yes</text:p>
      <text:p text:style-name="P4">flags<text:tab/><text:tab/>: fpu vme de pse tsc msr pae mce cx8 apic sep mtrr pge mca cmov pat pse36 clflush dts acpi mmx fxsr sse sse2 ss ht tm pbe syscall nx pdpe1gb rdtscp lm constant_tsc arch_perfmon pebs bts rep_good xtopology nonstop_tsc aperfmperf pni pclmulqdq dtes64 monitor ds_cpl vmx smx est tm2 ssse3 cx16 xtpr pdcm pcid dca sse4_1 sse4_2 popcnt aes lahf_lm ida arat dts tpr_shadow vnmi flexpriority ept vpid</text:p>
      <text:p text:style-name="P4">bogomips<text:tab/>: 5320.00</text:p>
      <text:p text:style-name="P4">clflush size<text:tab/>: 64</text:p>
      <text:p text:style-name="P4">cache_alignment<text:tab/>: 64</text:p>
      <text:p text:style-name="P4">address sizes<text:tab/>: 40 bits physical, 48 bits virtual</text:p>
      <text:p text:style-name="P4">power management:</text:p>
      <text:p text:style-name="P4"></text:p>
      <text:p text:style-name="P4">processor<text:tab/>: 13</text:p>
      <text:p text:style-name="P4">vendor_id<text:tab/>: GenuineIntel</text:p>
      <text:p text:style-name="P4">cpu family<text:tab/>: 6</text:p>
      <text:p text:style-name="P4">model<text:tab/><text:tab/>: 44</text:p>
      <text:p text:style-name="P4">model name<text:tab/>: Intel(R) Xeon(R) CPU <text:s text:c="10"/>X5650 <text:s/>@ 2.67GHz</text:p>
      <text:p text:style-name="P4">stepping<text:tab/>: 2</text:p>
      <text:p text:style-name="P4">cpu MHz<text:tab/><text:tab/>: 2660.004</text:p>
      <text:p text:style-name="P4">cache size<text:tab/>: 12288 KB</text:p>
      <text:p text:style-name="P4">physical id<text:tab/>: 0</text:p>
      <text:p text:style-name="P4">siblings<text:tab/>: 12</text:p>
      <text:p text:style-name="P4">core id<text:tab/><text:tab/>: 0</text:p>
      <text:p text:style-name="P4">cpu cores<text:tab/>: 6</text:p>
      <text:p text:style-name="P4">apicid<text:tab/><text:tab/>: 1</text:p>
      <text:p text:style-name="P4">initial apicid<text:tab/>: 1</text:p>
      <text:p text:style-name="P4">fpu<text:tab/><text:tab/>: yes</text:p>
      <text:p text:style-name="P4">fpu_exception<text:tab/>: yes</text:p>
      <text:p text:style-name="P4">cpuid level<text:tab/>: 11</text:p>
      <text:p text:style-name="P4">wp<text:tab/><text:tab/>: yes</text:p>
      <text:p text:style-name="P4">flags<text:tab/><text:tab/>: fpu vme de pse tsc msr pae mce cx8 apic sep mtrr pge mca cmov pat pse36 clflush dts acpi mmx fxsr sse sse2 ss ht tm pbe syscall nx pdpe1gb rdtscp lm constant_tsc arch_perfmon pebs bts rep_good xtopology nonstop_tsc aperfmperf pni pclmulqdq dtes64 monitor ds_cpl vmx smx est tm2 ssse3 cx16 xtpr pdcm pcid dca sse4_1 sse4_2 popcnt aes lahf_lm ida arat dts tpr_shadow vnmi flexpriority ept vpid</text:p>
      <text:p text:style-name="P4"><text:soft-page-break/>bogomips<text:tab/>: 5319.78</text:p>
      <text:p text:style-name="P4">clflush size<text:tab/>: 64</text:p>
      <text:p text:style-name="P4">cache_alignment<text:tab/>: 64</text:p>
      <text:p text:style-name="P4">address sizes<text:tab/>: 40 bits physical, 48 bits virtual</text:p>
      <text:p text:style-name="P4">power management:</text:p>
      <text:p text:style-name="P4"></text:p>
      <text:p text:style-name="P4">processor<text:tab/>: 14</text:p>
      <text:p text:style-name="P4">vendor_id<text:tab/>: GenuineIntel</text:p>
      <text:p text:style-name="P4">cpu family<text:tab/>: 6</text:p>
      <text:p text:style-name="P4">model<text:tab/><text:tab/>: 44</text:p>
      <text:p text:style-name="P4">model name<text:tab/>: Intel(R) Xeon(R) CPU <text:s text:c="10"/>X5650 <text:s/>@ 2.67GHz</text:p>
      <text:p text:style-name="P4">stepping<text:tab/>: 2</text:p>
      <text:p text:style-name="P4">cpu MHz<text:tab/><text:tab/>: 2660.004</text:p>
      <text:p text:style-name="P4">cache size<text:tab/>: 12288 KB</text:p>
      <text:p text:style-name="P4">physical id<text:tab/>: 1</text:p>
      <text:p text:style-name="P4">siblings<text:tab/>: 12</text:p>
      <text:p text:style-name="P4">core id<text:tab/><text:tab/>: 1</text:p>
      <text:p text:style-name="P4">cpu cores<text:tab/>: 6</text:p>
      <text:p text:style-name="P4">apicid<text:tab/><text:tab/>: 35</text:p>
      <text:p text:style-name="P4">initial apicid<text:tab/>: 35</text:p>
      <text:p text:style-name="P4">fpu<text:tab/><text:tab/>: yes</text:p>
      <text:p text:style-name="P4">fpu_exception<text:tab/>: yes</text:p>
      <text:p text:style-name="P4">cpuid level<text:tab/>: 11</text:p>
      <text:p text:style-name="P4">wp<text:tab/><text:tab/>: yes</text:p>
      <text:p text:style-name="P4">flags<text:tab/><text:tab/>: fpu vme de pse tsc msr pae mce cx8 apic sep mtrr pge mca cmov pat pse36 clflush dts acpi mmx fxsr sse sse2 ss ht tm pbe syscall nx pdpe1gb rdtscp lm constant_tsc arch_perfmon pebs bts rep_good xtopology nonstop_tsc aperfmperf pni pclmulqdq dtes64 monitor ds_cpl vmx smx est tm2 ssse3 cx16 xtpr pdcm pcid dca sse4_1 sse4_2 popcnt aes lahf_lm ida arat dts tpr_shadow vnmi flexpriority ept vpid</text:p>
      <text:p text:style-name="P4">bogomips<text:tab/>: 5320.00</text:p>
      <text:p text:style-name="P4">clflush size<text:tab/>: 64</text:p>
      <text:p text:style-name="P4">cache_alignment<text:tab/>: 64</text:p>
      <text:p text:style-name="P4">address sizes<text:tab/>: 40 bits physical, 48 bits virtual</text:p>
      <text:p text:style-name="P4">power management:</text:p>
      <text:p text:style-name="P4"></text:p>
      <text:p text:style-name="P4">processor<text:tab/>: 15</text:p>
      <text:p text:style-name="P4">vendor_id<text:tab/>: GenuineIntel</text:p>
      <text:p text:style-name="P4">cpu family<text:tab/>: 6</text:p>
      <text:p text:style-name="P4">model<text:tab/><text:tab/>: 44</text:p>
      <text:p text:style-name="P4">model name<text:tab/>: Intel(R) Xeon(R) CPU <text:s text:c="10"/>X5650 <text:s/>@ 2.67GHz</text:p>
      <text:p text:style-name="P4">stepping<text:tab/>: 2</text:p>
      <text:p text:style-name="P4">cpu MHz<text:tab/><text:tab/>: 2660.004</text:p>
      <text:p text:style-name="P4">cache size<text:tab/>: 12288 KB</text:p>
      <text:p text:style-name="P4">physical id<text:tab/>: 0</text:p>
      <text:p text:style-name="P4">siblings<text:tab/>: 12</text:p>
      <text:p text:style-name="P4">core id<text:tab/><text:tab/>: 1</text:p>
      <text:p text:style-name="P4">cpu cores<text:tab/>: 6</text:p>
      <text:p text:style-name="P4">apicid<text:tab/><text:tab/>: 3</text:p>
      <text:p text:style-name="P4">initial apicid<text:tab/>: 3</text:p>
      <text:p text:style-name="P4"><text:soft-page-break/>fpu<text:tab/><text:tab/>: yes</text:p>
      <text:p text:style-name="P4">fpu_exception<text:tab/>: yes</text:p>
      <text:p text:style-name="P4">cpuid level<text:tab/>: 11</text:p>
      <text:p text:style-name="P4">wp<text:tab/><text:tab/>: yes</text:p>
      <text:p text:style-name="P4">flags<text:tab/><text:tab/>: fpu vme de pse tsc msr pae mce cx8 apic sep mtrr pge mca cmov pat pse36 clflush dts acpi mmx fxsr sse sse2 ss ht tm pbe syscall nx pdpe1gb rdtscp lm constant_tsc arch_perfmon pebs bts rep_good xtopology nonstop_tsc aperfmperf pni pclmulqdq dtes64 monitor ds_cpl vmx smx est tm2 ssse3 cx16 xtpr pdcm pcid dca sse4_1 sse4_2 popcnt aes lahf_lm ida arat dts tpr_shadow vnmi flexpriority ept vpid</text:p>
      <text:p text:style-name="P4">bogomips<text:tab/>: 5319.78</text:p>
      <text:p text:style-name="P4">clflush size<text:tab/>: 64</text:p>
      <text:p text:style-name="P4">cache_alignment<text:tab/>: 64</text:p>
      <text:p text:style-name="P4">address sizes<text:tab/>: 40 bits physical, 48 bits virtual</text:p>
      <text:p text:style-name="P4">power management:</text:p>
      <text:p text:style-name="P4"></text:p>
      <text:p text:style-name="P4">processor<text:tab/>: 16</text:p>
      <text:p text:style-name="P4">vendor_id<text:tab/>: GenuineIntel</text:p>
      <text:p text:style-name="P4">cpu family<text:tab/>: 6</text:p>
      <text:p text:style-name="P4">model<text:tab/><text:tab/>: 44</text:p>
      <text:p text:style-name="P4">model name<text:tab/>: Intel(R) Xeon(R) CPU <text:s text:c="10"/>X5650 <text:s/>@ 2.67GHz</text:p>
      <text:p text:style-name="P4">stepping<text:tab/>: 2</text:p>
      <text:p text:style-name="P4">cpu MHz<text:tab/><text:tab/>: 2660.004</text:p>
      <text:p text:style-name="P4">cache size<text:tab/>: 12288 KB</text:p>
      <text:p text:style-name="P4">physical id<text:tab/>: 1</text:p>
      <text:p text:style-name="P4">siblings<text:tab/>: 12</text:p>
      <text:p text:style-name="P4">core id<text:tab/><text:tab/>: 2</text:p>
      <text:p text:style-name="P4">cpu cores<text:tab/>: 6</text:p>
      <text:p text:style-name="P4">apicid<text:tab/><text:tab/>: 37</text:p>
      <text:p text:style-name="P4">initial apicid<text:tab/>: 37</text:p>
      <text:p text:style-name="P4">fpu<text:tab/><text:tab/>: yes</text:p>
      <text:p text:style-name="P4">fpu_exception<text:tab/>: yes</text:p>
      <text:p text:style-name="P4">cpuid level<text:tab/>: 11</text:p>
      <text:p text:style-name="P4">wp<text:tab/><text:tab/>: yes</text:p>
      <text:p text:style-name="P4">flags<text:tab/><text:tab/>: fpu vme de pse tsc msr pae mce cx8 apic sep mtrr pge mca cmov pat pse36 clflush dts acpi mmx fxsr sse sse2 ss ht tm pbe syscall nx pdpe1gb rdtscp lm constant_tsc arch_perfmon pebs bts rep_good xtopology nonstop_tsc aperfmperf pni pclmulqdq dtes64 monitor ds_cpl vmx smx est tm2 ssse3 cx16 xtpr pdcm pcid dca sse4_1 sse4_2 popcnt aes lahf_lm ida arat dts tpr_shadow vnmi flexpriority ept vpid</text:p>
      <text:p text:style-name="P4">bogomips<text:tab/>: 5320.00</text:p>
      <text:p text:style-name="P4">clflush size<text:tab/>: 64</text:p>
      <text:p text:style-name="P4">cache_alignment<text:tab/>: 64</text:p>
      <text:p text:style-name="P4">address sizes<text:tab/>: 40 bits physical, 48 bits virtual</text:p>
      <text:p text:style-name="P4">power management:</text:p>
      <text:p text:style-name="P4"></text:p>
      <text:p text:style-name="P4">processor<text:tab/>: 17</text:p>
      <text:p text:style-name="P4">vendor_id<text:tab/>: GenuineIntel</text:p>
      <text:p text:style-name="P4">cpu family<text:tab/>: 6</text:p>
      <text:p text:style-name="P4">model<text:tab/><text:tab/>: 44</text:p>
      <text:p text:style-name="P4">model name<text:tab/>: Intel(R) Xeon(R) CPU <text:s text:c="10"/>X5650 <text:s/>@ 2.67GHz</text:p>
      <text:p text:style-name="P4"><text:soft-page-break/>stepping<text:tab/>: 2</text:p>
      <text:p text:style-name="P4">cpu MHz<text:tab/><text:tab/>: 2660.004</text:p>
      <text:p text:style-name="P4">cache size<text:tab/>: 12288 KB</text:p>
      <text:p text:style-name="P4">physical id<text:tab/>: 0</text:p>
      <text:p text:style-name="P4">siblings<text:tab/>: 12</text:p>
      <text:p text:style-name="P4">core id<text:tab/><text:tab/>: 2</text:p>
      <text:p text:style-name="P4">cpu cores<text:tab/>: 6</text:p>
      <text:p text:style-name="P4">apicid<text:tab/><text:tab/>: 5</text:p>
      <text:p text:style-name="P4">initial apicid<text:tab/>: 5</text:p>
      <text:p text:style-name="P4">fpu<text:tab/><text:tab/>: yes</text:p>
      <text:p text:style-name="P4">fpu_exception<text:tab/>: yes</text:p>
      <text:p text:style-name="P4">cpuid level<text:tab/>: 11</text:p>
      <text:p text:style-name="P4">wp<text:tab/><text:tab/>: yes</text:p>
      <text:p text:style-name="P4">flags<text:tab/><text:tab/>: fpu vme de pse tsc msr pae mce cx8 apic sep mtrr pge mca cmov pat pse36 clflush dts acpi mmx fxsr sse sse2 ss ht tm pbe syscall nx pdpe1gb rdtscp lm constant_tsc arch_perfmon pebs bts rep_good xtopology nonstop_tsc aperfmperf pni pclmulqdq dtes64 monitor ds_cpl vmx smx est tm2 ssse3 cx16 xtpr pdcm pcid dca sse4_1 sse4_2 popcnt aes lahf_lm ida arat dts tpr_shadow vnmi flexpriority ept vpid</text:p>
      <text:p text:style-name="P4">bogomips<text:tab/>: 5319.78</text:p>
      <text:p text:style-name="P4">clflush size<text:tab/>: 64</text:p>
      <text:p text:style-name="P4">cache_alignment<text:tab/>: 64</text:p>
      <text:p text:style-name="P4">address sizes<text:tab/>: 40 bits physical, 48 bits virtual</text:p>
      <text:p text:style-name="P4">power management:</text:p>
      <text:p text:style-name="P4"></text:p>
      <text:p text:style-name="P4">processor<text:tab/>: 18</text:p>
      <text:p text:style-name="P4">vendor_id<text:tab/>: GenuineIntel</text:p>
      <text:p text:style-name="P4">cpu family<text:tab/>: 6</text:p>
      <text:p text:style-name="P4">model<text:tab/><text:tab/>: 44</text:p>
      <text:p text:style-name="P4">model name<text:tab/>: Intel(R) Xeon(R) CPU <text:s text:c="10"/>X5650 <text:s/>@ 2.67GHz</text:p>
      <text:p text:style-name="P4">stepping<text:tab/>: 2</text:p>
      <text:p text:style-name="P4">cpu MHz<text:tab/><text:tab/>: 2660.004</text:p>
      <text:p text:style-name="P4">cache size<text:tab/>: 12288 KB</text:p>
      <text:p text:style-name="P4">physical id<text:tab/>: 1</text:p>
      <text:p text:style-name="P4">siblings<text:tab/>: 12</text:p>
      <text:p text:style-name="P4">core id<text:tab/><text:tab/>: 8</text:p>
      <text:p text:style-name="P4">cpu cores<text:tab/>: 6</text:p>
      <text:p text:style-name="P4">apicid<text:tab/><text:tab/>: 49</text:p>
      <text:p text:style-name="P4">initial apicid<text:tab/>: 49</text:p>
      <text:p text:style-name="P4">fpu<text:tab/><text:tab/>: yes</text:p>
      <text:p text:style-name="P4">fpu_exception<text:tab/>: yes</text:p>
      <text:p text:style-name="P4">cpuid level<text:tab/>: 11</text:p>
      <text:p text:style-name="P4">wp<text:tab/><text:tab/>: yes</text:p>
      <text:p text:style-name="P4">flags<text:tab/><text:tab/>: fpu vme de pse tsc msr pae mce cx8 apic sep mtrr pge mca cmov pat pse36 clflush dts acpi mmx fxsr sse sse2 ss ht tm pbe syscall nx pdpe1gb rdtscp lm constant_tsc arch_perfmon pebs bts rep_good xtopology nonstop_tsc aperfmperf pni pclmulqdq dtes64 monitor ds_cpl vmx smx est tm2 ssse3 cx16 xtpr pdcm pcid dca sse4_1 sse4_2 popcnt aes lahf_lm ida arat dts tpr_shadow vnmi flexpriority ept vpid</text:p>
      <text:p text:style-name="P4">bogomips<text:tab/>: 5320.00</text:p>
      <text:p text:style-name="P4">clflush size<text:tab/>: 64</text:p>
      <text:p text:style-name="P4"><text:soft-page-break/>cache_alignment<text:tab/>: 64</text:p>
      <text:p text:style-name="P4">address sizes<text:tab/>: 40 bits physical, 48 bits virtual</text:p>
      <text:p text:style-name="P4">power management:</text:p>
      <text:p text:style-name="P4"></text:p>
      <text:p text:style-name="P4">processor<text:tab/>: 19</text:p>
      <text:p text:style-name="P4">vendor_id<text:tab/>: GenuineIntel</text:p>
      <text:p text:style-name="P4">cpu family<text:tab/>: 6</text:p>
      <text:p text:style-name="P4">model<text:tab/><text:tab/>: 44</text:p>
      <text:p text:style-name="P4">model name<text:tab/>: Intel(R) Xeon(R) CPU <text:s text:c="10"/>X5650 <text:s/>@ 2.67GHz</text:p>
      <text:p text:style-name="P4">stepping<text:tab/>: 2</text:p>
      <text:p text:style-name="P4">cpu MHz<text:tab/><text:tab/>: 2660.004</text:p>
      <text:p text:style-name="P4">cache size<text:tab/>: 12288 KB</text:p>
      <text:p text:style-name="P4">physical id<text:tab/>: 0</text:p>
      <text:p text:style-name="P4">siblings<text:tab/>: 12</text:p>
      <text:p text:style-name="P4">core id<text:tab/><text:tab/>: 8</text:p>
      <text:p text:style-name="P4">cpu cores<text:tab/>: 6</text:p>
      <text:p text:style-name="P4">apicid<text:tab/><text:tab/>: 17</text:p>
      <text:p text:style-name="P4">initial apicid<text:tab/>: 17</text:p>
      <text:p text:style-name="P4">fpu<text:tab/><text:tab/>: yes</text:p>
      <text:p text:style-name="P4">fpu_exception<text:tab/>: yes</text:p>
      <text:p text:style-name="P4">cpuid level<text:tab/>: 11</text:p>
      <text:p text:style-name="P4">wp<text:tab/><text:tab/>: yes</text:p>
      <text:p text:style-name="P4">flags<text:tab/><text:tab/>: fpu vme de pse tsc msr pae mce cx8 apic sep mtrr pge mca cmov pat pse36 clflush dts acpi mmx fxsr sse sse2 ss ht tm pbe syscall nx pdpe1gb rdtscp lm constant_tsc arch_perfmon pebs bts rep_good xtopology nonstop_tsc aperfmperf pni pclmulqdq dtes64 monitor ds_cpl vmx smx est tm2 ssse3 cx16 xtpr pdcm pcid dca sse4_1 sse4_2 popcnt aes lahf_lm ida arat dts tpr_shadow vnmi flexpriority ept vpid</text:p>
      <text:p text:style-name="P4">bogomips<text:tab/>: 5319.78</text:p>
      <text:p text:style-name="P4">clflush size<text:tab/>: 64</text:p>
      <text:p text:style-name="P4">cache_alignment<text:tab/>: 64</text:p>
      <text:p text:style-name="P4">address sizes<text:tab/>: 40 bits physical, 48 bits virtual</text:p>
      <text:p text:style-name="P4">power management:</text:p>
      <text:p text:style-name="P4"></text:p>
      <text:p text:style-name="P4">processor<text:tab/>: 20</text:p>
      <text:p text:style-name="P4">vendor_id<text:tab/>: GenuineIntel</text:p>
      <text:p text:style-name="P4">cpu family<text:tab/>: 6</text:p>
      <text:p text:style-name="P4">model<text:tab/><text:tab/>: 44</text:p>
      <text:p text:style-name="P4">model name<text:tab/>: Intel(R) Xeon(R) CPU <text:s text:c="10"/>X5650 <text:s/>@ 2.67GHz</text:p>
      <text:p text:style-name="P4">stepping<text:tab/>: 2</text:p>
      <text:p text:style-name="P4">cpu MHz<text:tab/><text:tab/>: 2660.004</text:p>
      <text:p text:style-name="P4">cache size<text:tab/>: 12288 KB</text:p>
      <text:p text:style-name="P4">physical id<text:tab/>: 1</text:p>
      <text:p text:style-name="P4">siblings<text:tab/>: 12</text:p>
      <text:p text:style-name="P4">core id<text:tab/><text:tab/>: 9</text:p>
      <text:p text:style-name="P4">cpu cores<text:tab/>: 6</text:p>
      <text:p text:style-name="P4">apicid<text:tab/><text:tab/>: 51</text:p>
      <text:p text:style-name="P4">initial apicid<text:tab/>: 51</text:p>
      <text:p text:style-name="P4">fpu<text:tab/><text:tab/>: yes</text:p>
      <text:p text:style-name="P4">fpu_exception<text:tab/>: yes</text:p>
      <text:p text:style-name="P4"><text:soft-page-break/>cpuid level<text:tab/>: 11</text:p>
      <text:p text:style-name="P4">wp<text:tab/><text:tab/>: yes</text:p>
      <text:p text:style-name="P4">flags<text:tab/><text:tab/>: fpu vme de pse tsc msr pae mce cx8 apic sep mtrr pge mca cmov pat pse36 clflush dts acpi mmx fxsr sse sse2 ss ht tm pbe syscall nx pdpe1gb rdtscp lm constant_tsc arch_perfmon pebs bts rep_good xtopology nonstop_tsc aperfmperf pni pclmulqdq dtes64 monitor ds_cpl vmx smx est tm2 ssse3 cx16 xtpr pdcm pcid dca sse4_1 sse4_2 popcnt aes lahf_lm ida arat dts tpr_shadow vnmi flexpriority ept vpid</text:p>
      <text:p text:style-name="P4">bogomips<text:tab/>: 5320.00</text:p>
      <text:p text:style-name="P4">clflush size<text:tab/>: 64</text:p>
      <text:p text:style-name="P4">cache_alignment<text:tab/>: 64</text:p>
      <text:p text:style-name="P4">address sizes<text:tab/>: 40 bits physical, 48 bits virtual</text:p>
      <text:p text:style-name="P4">power management:</text:p>
      <text:p text:style-name="P4"></text:p>
      <text:p text:style-name="P4">processor<text:tab/>: 21</text:p>
      <text:p text:style-name="P4">vendor_id<text:tab/>: GenuineIntel</text:p>
      <text:p text:style-name="P4">cpu family<text:tab/>: 6</text:p>
      <text:p text:style-name="P4">model<text:tab/><text:tab/>: 44</text:p>
      <text:p text:style-name="P4">model name<text:tab/>: Intel(R) Xeon(R) CPU <text:s text:c="10"/>X5650 <text:s/>@ 2.67GHz</text:p>
      <text:p text:style-name="P4">stepping<text:tab/>: 2</text:p>
      <text:p text:style-name="P4">cpu MHz<text:tab/><text:tab/>: 2660.004</text:p>
      <text:p text:style-name="P4">cache size<text:tab/>: 12288 KB</text:p>
      <text:p text:style-name="P4">physical id<text:tab/>: 0</text:p>
      <text:p text:style-name="P4">siblings<text:tab/>: 12</text:p>
      <text:p text:style-name="P4">core id<text:tab/><text:tab/>: 9</text:p>
      <text:p text:style-name="P4">cpu cores<text:tab/>: 6</text:p>
      <text:p text:style-name="P4">apicid<text:tab/><text:tab/>: 19</text:p>
      <text:p text:style-name="P4">initial apicid<text:tab/>: 19</text:p>
      <text:p text:style-name="P4">fpu<text:tab/><text:tab/>: yes</text:p>
      <text:p text:style-name="P4">fpu_exception<text:tab/>: yes</text:p>
      <text:p text:style-name="P4">cpuid level<text:tab/>: 11</text:p>
      <text:p text:style-name="P4">wp<text:tab/><text:tab/>: yes</text:p>
      <text:p text:style-name="P4">flags<text:tab/><text:tab/>: fpu vme de pse tsc msr pae mce cx8 apic sep mtrr pge mca cmov pat pse36 clflush dts acpi mmx fxsr sse sse2 ss ht tm pbe syscall nx pdpe1gb rdtscp lm constant_tsc arch_perfmon pebs bts rep_good xtopology nonstop_tsc aperfmperf pni pclmulqdq dtes64 monitor ds_cpl vmx smx est tm2 ssse3 cx16 xtpr pdcm pcid dca sse4_1 sse4_2 popcnt aes lahf_lm ida arat dts tpr_shadow vnmi flexpriority ept vpid</text:p>
      <text:p text:style-name="P4">bogomips<text:tab/>: 5319.78</text:p>
      <text:p text:style-name="P4">clflush size<text:tab/>: 64</text:p>
      <text:p text:style-name="P4">cache_alignment<text:tab/>: 64</text:p>
      <text:p text:style-name="P4">address sizes<text:tab/>: 40 bits physical, 48 bits virtual</text:p>
      <text:p text:style-name="P4">power management:</text:p>
      <text:p text:style-name="P4"></text:p>
      <text:p text:style-name="P4">processor<text:tab/>: 22</text:p>
      <text:p text:style-name="P4">vendor_id<text:tab/>: GenuineIntel</text:p>
      <text:p text:style-name="P4">cpu family<text:tab/>: 6</text:p>
      <text:p text:style-name="P4">model<text:tab/><text:tab/>: 44</text:p>
      <text:p text:style-name="P4">model name<text:tab/>: Intel(R) Xeon(R) CPU <text:s text:c="10"/>X5650 <text:s/>@ 2.67GHz</text:p>
      <text:p text:style-name="P4">stepping<text:tab/>: 2</text:p>
      <text:p text:style-name="P4">cpu MHz<text:tab/><text:tab/>: 2660.004</text:p>
      <text:p text:style-name="P4"><text:soft-page-break/>cache size<text:tab/>: 12288 KB</text:p>
      <text:p text:style-name="P4">physical id<text:tab/>: 1</text:p>
      <text:p text:style-name="P4">siblings<text:tab/>: 12</text:p>
      <text:p text:style-name="P4">core id<text:tab/><text:tab/>: 10</text:p>
      <text:p text:style-name="P4">cpu cores<text:tab/>: 6</text:p>
      <text:p text:style-name="P4">apicid<text:tab/><text:tab/>: 53</text:p>
      <text:p text:style-name="P4">initial apicid<text:tab/>: 53</text:p>
      <text:p text:style-name="P4">fpu<text:tab/><text:tab/>: yes</text:p>
      <text:p text:style-name="P4">fpu_exception<text:tab/>: yes</text:p>
      <text:p text:style-name="P4">cpuid level<text:tab/>: 11</text:p>
      <text:p text:style-name="P4">wp<text:tab/><text:tab/>: yes</text:p>
      <text:p text:style-name="P4">flags<text:tab/><text:tab/>: fpu vme de pse tsc msr pae mce cx8 apic sep mtrr pge mca cmov pat pse36 clflush dts acpi mmx fxsr sse sse2 ss ht tm pbe syscall nx pdpe1gb rdtscp lm constant_tsc arch_perfmon pebs bts rep_good xtopology nonstop_tsc aperfmperf pni pclmulqdq dtes64 monitor ds_cpl vmx smx est tm2 ssse3 cx16 xtpr pdcm pcid dca sse4_1 sse4_2 popcnt aes lahf_lm ida arat dts tpr_shadow vnmi flexpriority ept vpid</text:p>
      <text:p text:style-name="P4">bogomips<text:tab/>: 5320.00</text:p>
      <text:p text:style-name="P4">clflush size<text:tab/>: 64</text:p>
      <text:p text:style-name="P4">cache_alignment<text:tab/>: 64</text:p>
      <text:p text:style-name="P4">address sizes<text:tab/>: 40 bits physical, 48 bits virtual</text:p>
      <text:p text:style-name="P4">power management:</text:p>
      <text:p text:style-name="P4"></text:p>
      <text:p text:style-name="P4">processor<text:tab/>: 23</text:p>
      <text:p text:style-name="P4">vendor_id<text:tab/>: GenuineIntel</text:p>
      <text:p text:style-name="P4">cpu family<text:tab/>: 6</text:p>
      <text:p text:style-name="P4">model<text:tab/><text:tab/>: 44</text:p>
      <text:p text:style-name="P4">model name<text:tab/>: Intel(R) Xeon(R) CPU <text:s text:c="10"/>X5650 <text:s/>@ 2.67GHz</text:p>
      <text:p text:style-name="P4">stepping<text:tab/>: 2</text:p>
      <text:p text:style-name="P4">cpu MHz<text:tab/><text:tab/>: 2660.004</text:p>
      <text:p text:style-name="P4">cache size<text:tab/>: 12288 KB</text:p>
      <text:p text:style-name="P4">physical id<text:tab/>: 0</text:p>
      <text:p text:style-name="P4">siblings<text:tab/>: 12</text:p>
      <text:p text:style-name="P4">core id<text:tab/><text:tab/>: 10</text:p>
      <text:p text:style-name="P4">cpu cores<text:tab/>: 6</text:p>
      <text:p text:style-name="P4">apicid<text:tab/><text:tab/>: 21</text:p>
      <text:p text:style-name="P4">initial apicid<text:tab/>: 21</text:p>
      <text:p text:style-name="P4">fpu<text:tab/><text:tab/>: yes</text:p>
      <text:p text:style-name="P4">fpu_exception<text:tab/>: yes</text:p>
      <text:p text:style-name="P4">cpuid level<text:tab/>: 11</text:p>
      <text:p text:style-name="P4">wp<text:tab/><text:tab/>: yes</text:p>
      <text:p text:style-name="P4">flags<text:tab/><text:tab/>: fpu vme de pse tsc msr pae mce cx8 apic sep mtrr pge mca cmov pat pse36 clflush dts acpi mmx fxsr sse sse2 ss ht tm pbe syscall nx pdpe1gb rdtscp lm constant_tsc arch_perfmon pebs bts rep_good xtopology nonstop_tsc aperfmperf pni pclmulqdq dtes64 monitor ds_cpl vmx smx est tm2 ssse3 cx16 xtpr pdcm pcid dca sse4_1 sse4_2 popcnt aes lahf_lm ida arat dts tpr_shadow vnmi flexpriority ept vpid</text:p>
      <text:p text:style-name="P4">bogomips<text:tab/>: 5319.78</text:p>
      <text:p text:style-name="P4">clflush size<text:tab/>: 64</text:p>
      <text:p text:style-name="P4">cache_alignment<text:tab/>: 64</text:p>
      <text:p text:style-name="P4">address sizes<text:tab/>: 40 bits physical, 48 bits virtual</text:p>
      <text:p text:style-name="P4"><text:soft-page-break/>power manage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1T23:19:31.076598007</meta:creation-date>
    <dc:date>2014-09-12T00:26:57.524809848</dc:date>
    <meta:editing-duration>PT6M1S</meta:editing-duration>
    <meta:editing-cycles>1</meta:editing-cycles>
    <meta:document-statistic meta:table-count="1" meta:image-count="0" meta:object-count="0" meta:page-count="16" meta:paragraph-count="627" meta:word-count="3927" meta:character-count="20972" meta:non-whitespace-character-count="16618"/>
    <meta:generator>LibreOffice/4.2.6.3$Linux_X86_64 LibreOffice_project/420m0$Build-3</meta:generator>
  </office:meta>
</office:document-meta>
</file>